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961in" svg:height="4.2035in" svg:x="4.8346in" svg:y="4.7791in">
            <draw:object draw:notify-on-update-of-ranges="Sheet1.A1:Sheet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3.2681in" svg:y="4.8209in">
            <draw:object draw:notify-on-update-of-ranges="Sheet1.E1:Sheet1.E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+EXP(-([.D1]+1)/12)/3" office:value-type="float" office:value="1.30668147154311" calcext:value-type="float">
            <text:p>1.3066814715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+EXP(-([.D2]+1)/12)/3" office:value-type="float" office:value="1.28216057496354" calcext:value-type="float">
            <text:p>1.28216057496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EXP(-([.D3]+1)/12)/3" office:value-type="float" office:value="1.2596002610238" calcext:value-type="float">
            <text:p>1.2596002610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+EXP(-([.D4]+1)/12)/3" office:value-type="float" office:value="1.23884377019126" calcext:value-type="float">
            <text:p>1.238843770191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+EXP(-([.D5]+1)/12)/3" office:value-type="float" office:value="1.21974687673348" calcext:value-type="float">
            <text:p>1.2197468767334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+EXP(-([.D6]+1)/12)/3" office:value-type="float" office:value="1.20217688657088" calcext:value-type="float">
            <text:p>1.2021768865708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1+EXP(-([.D7]+1)/12)/3" office:value-type="float" office:value="1.18601171525668" calcext:value-type="float">
            <text:p>1.186011715256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+EXP(-([.D8]+1)/12)/3" office:value-type="float" office:value="1.17113903967753" calcext:value-type="float">
            <text:p>1.171139039677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+EXP(-([.D9]+1)/12)/3" office:value-type="float" office:value="1.15745551758034" calcext:value-type="float">
            <text:p>1.1574555175803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1+EXP(-([.D10]+1)/12)/3" office:value-type="float" office:value="1.14486606950236" calcext:value-type="float">
            <text:p>1.14486606950236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+EXP(-([.D11]+1)/12)/3" office:value-type="float" office:value="1.13328321811495" calcext:value-type="float">
            <text:p>1.13328321811495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1+EXP(-([.D12]+1)/12)/3" office:value-type="float" office:value="1.12262648039048" calcext:value-type="float">
            <text:p>1.1226264803904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+EXP(-([.D13]+1)/12)/3" office:value-type="float" office:value="1.11282180836891" calcext:value-type="float">
            <text:p>1.1128218083689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1+EXP(-([.D14]+1)/12)/3" office:value-type="float" office:value="1.1038010746382" calcext:value-type="float">
            <text:p>1.103801074638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+EXP(-([.D15]+1)/12)/3" office:value-type="float" office:value="1.0955015989534" calcext:value-type="float">
            <text:p>1.0955015989534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1+EXP(-([.D16]+1)/12)/3" office:value-type="float" office:value="1.08786571270524" calcext:value-type="float">
            <text:p>1.087865712705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EXP(-([.D17]+1)/12)/3" office:value-type="float" office:value="1.08084035821188" calcext:value-type="float">
            <text:p>1.0808403582118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EXP(-([.D18]+1)/12)/3" office:value-type="float" office:value="1.07437672004948" calcext:value-type="float">
            <text:p>1.0743767200494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1+EXP(-([.D19]+1)/12)/3" office:value-type="float" office:value="1.06842988585997" calcext:value-type="float">
            <text:p>1.06842988585997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+EXP(-([.D20]+1)/12)/3" office:value-type="float" office:value="1.06295853427919" calcext:value-type="float">
            <text:p>1.06295853427919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1+EXP(-([.D21]+1)/12)/3" office:value-type="float" office:value="1.05792464781682" calcext:value-type="float">
            <text:p>1.05792464781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1+EXP(-([.D22]+1)/12)/3" office:value-type="float" office:value="1.05329324869323" calcext:value-type="float">
            <text:p>1.05329324869323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1+EXP(-([.D23]+1)/12)/3" office:value-type="float" office:value="1.04903215579766" calcext:value-type="float">
            <text:p>1.04903215579766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1+EXP(-([.D24]+1)/12)/3" office:value-type="float" office:value="1.04511176107887" calcext:value-type="float">
            <text:p>1.0451117610788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1+EXP(-([.D25]+1)/12)/3" office:value-type="float" office:value="1.04150482381471" calcext:value-type="float">
            <text:p>1.0415048238147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1+EXP(-([.D26]+1)/12)/3" office:value-type="float" office:value="1.0381862813309" calcext:value-type="float">
            <text:p>1.038186281330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1+EXP(-([.D27]+1)/12)/3" office:value-type="float" office:value="1.03513307485395" calcext:value-type="float">
            <text:p>1.0351330748539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1+EXP(-([.D28]+1)/12)/3" office:value-type="float" office:value="1.03232398928814" calcext:value-type="float">
            <text:p>1.0323239892881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1+EXP(-([.D29]+1)/12)/3" office:value-type="float" office:value="1.02973950580309" calcext:value-type="float">
            <text:p>1.0297395058030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1+EXP(-([.D30]+1)/12)/3" office:value-type="float" office:value="1.02736166620797" calcext:value-type="float">
            <text:p>1.027361666207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1:33:36.11557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1:33:39.331543828</meta:creation-date>
    <meta:editing-duration>PT6M10S</meta:editing-duration>
    <meta:editing-cycles>2</meta:editing-cycles>
    <meta:generator>LibreOffice/6.4.7.2$Linux_X86_64 LibreOffice_project/40$Build-2</meta:generator>
    <dc:date>2022-05-21T11:39:46.795058232</dc:date>
    <meta:document-statistic meta:table-count="1" meta:cell-count="9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35cm" svg:height="10.678cm" xlink:href=".." xlink:type="simple" chart:class="chart:line" chart:style-name="ch1">
        <chart:title svg:x="8.744cm" svg:y="0.349cm" chart:style-name="ch2">
          <text:p>Original gain function</text:p>
        </chart:title>
        <chart:legend chart:legend-position="end" svg:x="19.572cm" svg:y="5.04cm" style:legend-expansion="high" chart:style-name="ch3"/>
        <chart:plot-area chart:style-name="ch4" table:cell-range-address="Sheet1.A1:Sheet1.A30" svg:x="1.447cm" svg:y="1.341cm" svg:width="17.689cm" svg:height="8.143cm">
          <chartooo:coordinate-region svg:x="2.174cm" svg:y="1.54cm" svg:width="16.775cm" svg:height="7.297cm"/>
          <chart:axis chart:dimension="x" chart:name="primary-x" chart:style-name="ch5">
            <chart:title svg:x="8.144cm" svg:y="9.697cm" chart:style-name="ch6">
              <text:p>Ticks since presynaptic spike</text:p>
            </chart:title>
          </chart:axis>
          <chart:axis chart:dimension="y" chart:name="primary-y" chart:style-name="ch5">
            <chart:title svg:x="0.451cm" svg:y="6.792cm" chart:style-name="ch7">
              <text:p>Synaptic Multiplier</text:p>
            </chart:title>
            <chart:grid chart:style-name="ch8" chart:class="major"/>
          </chart:axis>
          <chart:series chart:style-name="ch9" chart:values-cell-range-address="Sheet1.A1:Sheet1.A30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429cm" svg:y="0.316cm" chart:style-name="ch2">
          <text:p>Synapse Increase Factor</text:p>
        </chart:title>
        <chart:subtitle svg:x="4.674cm" svg:y="1.275cm" chart:style-name="ch3">
          <text:p>Multipler for existing synapse strength</text:p>
        </chart:subtitle>
        <chart:legend chart:legend-position="end" svg:x="13.735cm" svg:y="4.203cm" style:legend-expansion="high" chart:style-name="ch4"/>
        <chart:plot-area chart:style-name="ch5" table:cell-range-address="Sheet1.E1:Sheet1.E30" svg:x="1.33cm" svg:y="2.138cm" svg:width="12.086cm" svg:height="5.706cm">
          <chartooo:coordinate-region svg:x="2.057cm" svg:y="2.337cm" svg:width="11.172cm" svg:height="4.86cm"/>
          <chart:axis chart:dimension="x" chart:name="primary-x" chart:style-name="ch6">
            <chart:title svg:x="5.226cm" svg:y="8.024cm" chart:style-name="ch7">
              <text:p>Ticks since presynaptic spike</text:p>
            </chart:title>
          </chart:axis>
          <chart:axis chart:dimension="y" chart:name="primary-y" chart:style-name="ch6">
            <chart:title svg:x="0.451cm" svg:y="7.019cm" chart:style-name="ch8">
              <text:p>Synaptic Strength Multiplier</text:p>
            </chart:title>
            <chart:grid chart:style-name="ch9" chart:class="major"/>
          </chart:axis>
          <chart:series chart:style-name="ch10" chart:values-cell-range-address="Sheet1.E1:Sheet1.E30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668147154311">
                <text:p>1.30668147154311</text:p>
                <draw:g>
                  <svg:desc>Sheet1.E1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216057496354">
                <text:p>1.28216057496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96002610238">
                <text:p>1.2596002610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3884377019126">
                <text:p>1.23884377019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974687673348">
                <text:p>1.21974687673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0217688657088">
                <text:p>1.20217688657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601171525668">
                <text:p>1.1860117152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7113903967753">
                <text:p>1.17113903967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5745551758034">
                <text:p>1.15745551758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4486606950236">
                <text:p>1.14486606950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328321811495">
                <text:p>1.13328321811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2262648039048">
                <text:p>1.12262648039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282180836891">
                <text:p>1.11282180836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038010746382">
                <text:p>1.1038010746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55015989534">
                <text:p>1.0955015989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8786571270524">
                <text:p>1.0878657127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8084035821188">
                <text:p>1.08084035821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437672004948">
                <text:p>1.07437672004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6842988585997">
                <text:p>1.06842988585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95853427919">
                <text:p>1.06295853427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792464781682">
                <text:p>1.057924647816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329324869323">
                <text:p>1.05329324869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903215579766">
                <text:p>1.04903215579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511176107887">
                <text:p>1.04511176107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4150482381471">
                <text:p>1.04150482381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81862813309">
                <text:p>1.0381862813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513307485395">
                <text:p>1.03513307485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232398928814">
                <text:p>1.032323989288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973950580309">
                <text:p>1.029739505803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736166620797">
                <text:p>1.027361666207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